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4fb" officeooo:paragraph-rsid="000164fb"/>
    </style:style>
    <style:style style:name="P2" style:family="paragraph" style:parent-style-name="Standard">
      <style:text-properties officeooo:paragraph-rsid="000164fb"/>
    </style:style>
    <style:style style:name="P3" style:family="paragraph" style:parent-style-name="Standard">
      <style:text-properties officeooo:rsid="00030bd6" officeooo:paragraph-rsid="00030bd6"/>
    </style:style>
    <style:style style:name="P4" style:family="paragraph" style:parent-style-name="Standard">
      <style:text-properties officeooo:paragraph-rsid="00030bd6"/>
    </style:style>
    <style:style style:name="T1" style:family="text">
      <style:text-properties officeooo:rsid="000164fb"/>
    </style:style>
    <style:style style:name="T2" style:family="text">
      <style:text-properties officeooo:rsid="00030b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otated Bibliography</text:p>
      <text:p text:style-name="P1">Rob Skelly</text:p>
      <text:p text:style-name="P1">Geography 500b</text:p>
      <text:p text:style-name="P1">December 15, 2017</text:p>
      <text:p text:style-name="P1"/>
      <text:p text:style-name="P1"/>
      <text:p text:style-name="P3">Alqahtani, N. A., &amp; Emran, B. J. (2018). Proceedings of SAI Intelligent Systems Conference</text:p>
      <text:p text:style-name="P4"><text:span text:style-name="T2"><text:tab/>(IntelliSys) 2016, 15. https://doi.org/10.1007/978-3-319-56994-9</text:span></text:p>
      <text:p text:style-name="P3"/>
      <text:p text:style-name="Text_20_body">The authors devise and describe a method for computing the vertical trajectory of an unmanned aerial vehicle for following the terrain surface. The instrumentation consists of a single-beam laser rangefinder and the methodology uses a Gaussian smoothing function with a real-time variable window size for managing rangefinder occlusion on down slopes and ledges.</text:p>
      <text:p text:style-name="Text_20_body"/>
      <text:p text:style-name="Text_20_body">Campos, I. S. G., Nascimento, E. R., Freitas, G. M., &amp; Chaimowicz, L. (2016). </text:p>
      <text:p text:style-name="P1"><text:tab/>A height estimation approach for terrain following flights from monocular vision. </text:p>
      <text:p text:style-name="P1"><text:tab/>Sensors (Switzerland), 16(12). https://doi.org/10.3390/s16122071</text:p>
      <text:p text:style-name="P1"/>
      <text:p text:style-name="P1">The authors acknowledge the ubiquity of digital cameras on unmanned aerial vehicles and repurpose them for terrain following by implementing an optical flow algorithm for determining terrain heights. Optical flow computes the relative positions of objects by tracking changes in pixel intensity across the image array and projecting them into Cartesian space. This provides the vehicle with a sense of where it is with respect to the terrain.</text:p>
      <text:p text:style-name="P1"/>
      <text:p text:style-name="P1"/>
      <text:p text:style-name="P1">Altug, E., Ostrowski, J. P., &amp; Taylor, C. J. (2003). Quadrotor Control Using Dual Camera Visual</text:p>
      <text:p text:style-name="P1"><text:tab/>Feedback. Proceedings. ICRA ’03. IEEE International Conference on Robotics and </text:p>
      <text:p text:style-name="P1"><text:tab/>Automation, 2003., 4294–4299. https://doi.org/10.1109/ROBOT.2003.1242264</text:p>
      <text:p text:style-name="P1"/>
      <text:p text:style-name="P1">This novel experiment uses a dual-camera system to estimate the attitude and position of an unmanned aerial vehicle using a camera on the vehicle and one on the ground. High-visibility targets are affixed to each camera to enable tracking by the other. The result is a system that dispenses with the mass and complexity of the GPS/INS nagivation system.</text:p>
      <text:p text:style-name="P1"/>
      <text:p text:style-name="P1"/>
      <text:p text:style-name="P1">Chang, Y., Habib, A., Lee, D., &amp; Yom, J. (2008). Automatic classification of lidar data into ground </text:p>
      <text:p text:style-name="P1"><text:tab/>and non-ground points. International Archives of Photogrammetry and Remote Sensing, </text:p>
      <text:p text:style-name="P2"><text:span text:style-name="T1"><text:tab/>37, 463--468. Retrieved from http://citeseerx.ist.psu.edu/viewdoc/download? <text:tab/>doi=10.1.1.158.6234&amp;rep=rep1&amp;type=pdf</text:span></text:p>
      <text:p text:style-name="P1"/>
      <text:p text:style-name="P1">Ground classification is a process in which points in a terrestrial point cloud are identified as belonging either to the ground surface or object upon it. This approach creates digital surface models from a point cloud and uses visibility maps generated from these to locate areas of occlusion. These are used to infer a separation between ground and non-ground points with better accuracy than industry-standard software.</text:p>
      <text:p text:style-name="P1"/>
      <text:p text:style-name="P1"><text:soft-page-break/>Khosravipour, A., Skidmore, A. K., &amp; Isenburg, M. (2016). Generating spike-free digital surface</text:p>
      <text:p text:style-name="P1"><text:tab/>models using LiDAR raw point clouds: A new approach for forestry applications. </text:p>
      <text:p text:style-name="P1"><text:tab/>International Journal of Applied Earth Observation and Geoinformation, 52, 104–114. <text:s/><text:tab/>https://doi.org/10.1016/j.jag.2016.06.005</text:p>
      <text:p text:style-name="P1"/>
      <text:p text:style-name="P1">This research uses a computational-geometric approach to ground-point filtering in terrestrial point clouds. The point cloud is processed into a triangular irregular network (TIN) and examined for extreme angles, which indicate the presence of "spikes." Given the horizontal regularity of the typical point cloud, these spikes must indicate the presence of outliers in the z-dimension, which are assumed to belong to non-ground features.</text:p>
      <text:p text:style-name="P1"/>
      <text:p text:style-name="P1"/>
      <text:p text:style-name="P1">Rahim, M., &amp; Móhammad‐Bagher Malaek, S. (2011). Aircraft terrain following flights based on fuzzy <text:tab/>logic. Aircraft Engineering and Aerospace Technology, 83(2), 94–104.</text:p>
      <text:p text:style-name="P1"><text:tab/>https://doi.org/10.1108/00022661111120980</text:p>
      <text:p text:style-name="P1"/>
      <text:p text:style-name="P1">The authors present a method for terrain following, suitable to commercial aircraft, which uses "fuzzy logic" for determining the aircraft trajectory. Fuzzy logic is a system of logic which acknowledges more than two possible truth values, for example as a continuity between zero and one. The strategy uses an established database of rules, and a mechanism for inferring a correct action based on the aircraft's state, such as the control surface activation, throttle position, airframe attitude and lift coeffici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kelly</meta:initial-creator>
    <meta:creation-date>2017-12-15T15:33:44.034398849</meta:creation-date>
    <dc:date>2017-12-15T15:36:53.787244256</dc:date>
    <dc:creator>Rob Skelly</dc:creator>
    <meta:editing-duration>PT3M9S</meta:editing-duration>
    <meta:editing-cycles>2</meta:editing-cycles>
    <meta:generator>LibreOffice/5.1.6.2$Linux_X86_64 LibreOffice_project/10m0$Build-2</meta:generator>
    <meta:document-statistic meta:table-count="0" meta:image-count="0" meta:object-count="0" meta:page-count="2" meta:paragraph-count="26" meta:word-count="570" meta:character-count="4040" meta:non-whitespace-character-count="3480"/>
  </office:meta>
</office:document-meta>
</file>